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5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5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5pt"/>
    </style:style>
    <style:style style:name="T3" style:family="text">
      <style:text-properties style:font-name="DejaVu Sans Mono" fo:font-size="15pt"/>
    </style:style>
    <style:style style:name="T4" style:family="text">
      <style:text-properties fo:color="#ffc66d" style:font-name="DejaVu Sans Mono" fo:font-size="15pt"/>
    </style:style>
    <style:style style:name="T5" style:family="text">
      <style:text-properties fo:color="#9876aa" style:font-name="DejaVu Sans Mono" fo:font-size="15pt" fo:font-style="italic"/>
    </style:style>
    <style:style style:name="T6" style:family="text">
      <style:text-properties fo:color="#6a8759" style:font-name="DejaVu Sans Mono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 </text:span>com.example.sampleapp<text:span text:style-name="T1">;</text:span></text:p>
      <text:p text:style-name="P1"><text:span text:style-name="T1">import </text:span>android.provider.BaseColumns<text:span text:style-name="T1">;</text:span></text:p>
      <text:p text:style-name="P1"><text:span text:style-name="T1">public final class </text:span>ContractDb {</text:p>
      <text:p text:style-name="P2"><text:s text:c="4"/><text:span text:style-name="T2">private </text:span><text:span text:style-name="T4">ContractDb</text:span><text:span text:style-name="T3">() {</text:span></text:p>
      <text:p text:style-name="P2"><text:s text:c="4"/><text:span text:style-name="T3">}</text:span></text:p>
      <text:p text:style-name="P2"><text:s text:c="4"/><text:span text:style-name="T2">public static class </text:span><text:span text:style-name="T3">ContractEntry </text:span><text:span text:style-name="T2">implements </text:span><text:span text:style-name="T3">BaseColumns {</text:span></text:p>
      <text:p text:style-name="P2"><text:s text:c="8"/><text:span text:style-name="T2">public static final </text:span><text:span text:style-name="T3">String </text:span><text:span text:style-name="T5">TABLE_NAME </text:span><text:span text:style-name="T3">= </text:span><text:span text:style-name="T6">"entry"</text:span><text:span text:style-name="T2">;</text:span></text:p>
      <text:p text:style-name="P2"><text:span text:style-name="T1"><text:s text:c="8"/></text:span><text:span text:style-name="T2">public static final </text:span><text:span text:style-name="T3">String </text:span><text:span text:style-name="T5">COLUMN_NAME_TITLE </text:span><text:span text:style-name="T3">= </text:span><text:span text:style-name="T6">"title"</text:span><text:span text:style-name="T2">;</text:span></text:p>
      <text:p text:style-name="P2"><text:span text:style-name="T1"><text:s text:c="8"/></text:span><text:span text:style-name="T2">public static final </text:span><text:span text:style-name="T3">String </text:span><text:span text:style-name="T5">COLUMN_NAME_SUBTITLE </text:span><text:span text:style-name="T3">= </text:span><text:span text:style-name="T6">"subtitle"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static final </text:span><text:span text:style-name="T3">String </text:span><text:span text:style-name="T5">SQL_CREATE_ENTRIES </text:span><text:span text:style-name="T3">=</text:span></text:p>
      <text:p text:style-name="P2"><text:s text:c="12"/><text:span text:style-name="T6">"CREATE TABLE " </text:span><text:span text:style-name="T3">+ ContractEntry.</text:span><text:span text:style-name="T5">TABLE_NAME </text:span><text:span text:style-name="T3">+ </text:span><text:span text:style-name="T6">" (" </text:span><text:span text:style-name="T3">+</text:span></text:p>
      <text:p text:style-name="P2"><text:s text:c="20"/><text:span text:style-name="T3">ContractEntry.</text:span><text:span text:style-name="T5">_ID </text:span><text:span text:style-name="T3">+ </text:span><text:span text:style-name="T6">" INTEGER PRIMARY KEY," </text:span><text:span text:style-name="T3">+</text:span></text:p>
      <text:p text:style-name="P2"><text:s text:c="20"/><text:span text:style-name="T3">ContractEntry.</text:span><text:span text:style-name="T5">COLUMN_NAME_TITLE </text:span><text:span text:style-name="T3">+ </text:span><text:span text:style-name="T6">" TEXT," </text:span><text:span text:style-name="T3">+</text:span></text:p>
      <text:p text:style-name="P2"><text:s text:c="20"/><text:span text:style-name="T3">ContractEntry.</text:span><text:span text:style-name="T5">COLUMN_NAME_SUBTITLE </text:span><text:span text:style-name="T3">+ </text:span><text:span text:style-name="T6">" TEXT)"</text:span><text:span text:style-name="T2">;</text:span></text:p>
      <text:p text:style-name="P2"><text:span text:style-name="T1"><text:s text:c="4"/></text:span><text:span text:style-name="T2">static final </text:span><text:span text:style-name="T3">String </text:span><text:span text:style-name="T5">SQL_DELETE_ENTRIES </text:span><text:span text:style-name="T3">=</text:span></text:p>
      <text:p text:style-name="P2"><text:s text:c="12"/><text:span text:style-name="T6">"DROP TABLE IF EXISTS " </text:span><text:span text:style-name="T3">+ ContractEntry.</text:span><text:span text:style-name="T5">TABLE_NAME</text:span><text:span text:style-name="T2">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2:13:11.427683139</meta:creation-date>
    <dc:date>2019-04-20T12:13:58.617782053</dc:date>
    <meta:editing-duration>PT51S</meta:editing-duration>
    <meta:editing-cycles>1</meta:editing-cycles>
    <meta:document-statistic meta:table-count="0" meta:image-count="0" meta:object-count="0" meta:page-count="1" meta:paragraph-count="18" meta:word-count="85" meta:character-count="793" meta:non-whitespace-character-count="594"/>
    <meta:generator>LibreOffice/6.0.7.3$Linux_X86_64 LibreOffice_project/00m0$Build-3</meta:generator>
  </office:meta>
</office:document-meta>
</file>